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en" fo:country="U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amm2tabe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" table:formula="of:=CONCATENATE(&quot;step2Map([&quot;;[.A1];&quot;]=&quot;;[.B1];&quot;);&quot;)z1z5" office:value-type="string" office:string-value="" calcext:value-type="error">
            <text:p>Err:509</text:p>
          </table:table-cell>
          <table:table-cell table:number-columns-repeated="3"/>
          <table:table-cell table:number-columns-repeated="2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L 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L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2"/>
          <table:table-cell/>
          <table:table-cell table:number-columns-repeated="2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 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R 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R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B B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B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U U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D 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.00.0000</text:date>, <text:time style:data-style-name="N2" text:time-value="21:19:56.225771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22:20:54.177889014</dc:date>
    <meta:editing-duration>PT2H53M18S</meta:editing-duration>
    <meta:editing-cycles>3</meta:editing-cycles>
    <meta:generator>LibreOffice/5.1.6.2$Linux_X86_64 LibreOffice_project/10m0$Build-2</meta:generator>
    <meta:document-statistic meta:table-count="1" meta:cell-count="5871" meta:object-count="0"/>
  </office:meta>
</office:document-meta>
</file>